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color="#000000" fo:font-size="20pt" style:font-size-asian="20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color="#000000" fo:font-size="20pt" style:font-size-asian="20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TableColumn7" style:family="table-column">
      <style:table-column-properties style:column-width="3.2958in"/>
    </style:style>
    <style:style style:name="TableColumn8" style:family="table-column">
      <style:table-column-properties style:column-width="3.2965in"/>
    </style:style>
    <style:style style:name="Table6" style:family="table">
      <style:table-properties style:width="6.5923in" fo:margin-left="0in" table:align="left"/>
    </style:style>
    <style:style style:name="TableRow9" style:family="table-row">
      <style:table-row-properties style:min-row-height="0.38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text-underline-type="single" style:text-underline-style="solid" style:text-underline-width="auto" style:text-underline-mode="continuous"/>
    </style:style>
    <style:style style:name="TableRow14" style:family="table-row">
      <style:table-row-properties style:min-row-height="0.4826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style:font-name-complex="Calibri" fo:color="#000000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color="#000000"/>
    </style:style>
    <style:style style:name="TableRow20" style:family="table-row">
      <style:table-row-properties style:min-row-height="0.6368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color="#000000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5" style:family="table-row">
      <style:table-row-properties style:min-row-height="1.1187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000000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-complex="Calibri" fo:color="#000000"/>
    </style:style>
    <style:style style:name="T31" style:parent-style-name="Policepardéfaut" style:family="text">
      <style:text-properties style:font-name-complex="Calibri" fo:color="#000000" fo:letter-spacing="0.0055in"/>
    </style:style>
    <style:style style:name="T32" style:parent-style-name="Policepardéfaut" style:family="text">
      <style:text-properties style:font-name-complex="Calibri" fo:color="#000000" fo:letter-spacing="0.0055in"/>
    </style:style>
    <style:style style:name="TableRow33" style:family="table-row">
      <style:table-row-properties style:min-row-height="1.1187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color="#000000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Policepardéfaut" style:family="text">
      <style:text-properties style:font-name-complex="Calibri" fo:color="#000000"/>
    </style:style>
    <style:style style:name="T39" style:parent-style-name="Policepardéfaut" style:family="text">
      <style:text-properties style:font-name-complex="Calibri" fo:color="#000000" fo:letter-spacing="0.0055in"/>
    </style:style>
    <style:style style:name="T40" style:parent-style-name="Policepardéfaut" style:family="text">
      <style:text-properties style:font-name-complex="Calibri" fo:color="#000000" fo:letter-spacing="0.0055in"/>
    </style:style>
    <style:style style:name="TableRow41" style:family="table-row">
      <style:table-row-properties style:min-row-height="1.1187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color="#00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color="#000000"/>
    </style:style>
    <style:style style:name="TableRow46" style:family="table-row">
      <style:table-row-properties style:min-row-height="0.2548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00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color="#000000"/>
    </style:style>
    <style:style style:name="TableRow51" style:family="table-row">
      <style:table-row-properties style:min-row-height="0.1993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color="#000000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Policepardéfaut" style:family="text">
      <style:text-properties style:font-name-complex="Calibri" fo:color="#000000"/>
    </style:style>
    <style:style style:name="T57" style:parent-style-name="Policepardéfaut" style:family="text">
      <style:text-properties style:font-name-complex="Calibri" fo:color="#000000" fo:letter-spacing="0.0055in"/>
    </style:style>
    <style:style style:name="TableRow58" style:family="table-row">
      <style:table-row-properties style:min-row-height="0.2812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000000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color="#000000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color="#000000"/>
    </style:style>
    <style:style style:name="T65" style:parent-style-name="Policepardéfaut" style:family="text">
      <style:text-properties fo:color="#000000"/>
    </style:style>
  </office:automatic-styles>
  <office:body>
    <office:text text:use-soft-page-breaks="true">
      <text:p text:style-name="P1"><text:span text:style-name="T2">MODULE 1 :</text:span><text:span text:style-name="T3"><text:s/></text:span><text:span text:style-name="T4">MODULE CARDIO</text:span></text:p>
      <text:p text:style-name="P5">Côté Arduino :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léments à expliquer</text:p>
          </table:table-cell>
          <table:table-cell table:style-name="TableCell12">
            <text:p text:style-name="P13">Définition</text:p>
          </table:table-cell>
        </table:table-row>
        <table:table-row table:style-name="TableRow14">
          <table:table-cell table:style-name="TableCell15">
            <text:p text:style-name="P16"><text:span text:style-name="T17">#include « Arduino.h »</text:span></text:p>
          </table:table-cell>
          <table:table-cell table:style-name="TableCell18">
            <text:p text:style-name="P19">Cet bibliothèque permet d’ajouter tous les fonctionnalité d’Arduino dans un fichier .h.<text:s/></text:p>
          </table:table-cell>
        </table:table-row>
        <table:table-row table:style-name="TableRow20">
          <table:table-cell table:style-name="TableCell21">
            <text:p text:style-name="P22">#include « cardio.h »</text:p>
          </table:table-cell>
          <table:table-cell table:style-name="TableCell23">
            <text:p text:style-name="P24">Cette fonction contient toutes les<text:s/>fonctions pour la récolte des informations et aux calculs pour avoir le pouls.</text:p>
          </table:table-cell>
        </table:table-row>
        <table:table-row table:style-name="TableRow25">
          <table:table-cell table:style-name="TableCell26">
            <text:p text:style-name="P27">void setup()</text:p>
          </table:table-cell>
          <table:table-cell table:style-name="TableCell28">
            <text:p text:style-name="P29"><text:span text:style-name="T30">Cette fonction est appelée quand le programme commence. Il sert à initialiser les variables, les pin modes etc. Cette fonction sera exécutée qu’une fois<text:s/></text:span><text:span text:style-name="T31">après chaq</text:span><text:span text:style-name="T32">ue mise sous tension ou réinitialisation de la carte Arduino.</text:span></text:p>
          </table:table-cell>
        </table:table-row>
        <table:table-row table:style-name="TableRow33">
          <table:table-cell table:style-name="TableCell34">
            <text:p text:style-name="P35">Serial.begin(9600)<text:s/></text:p>
          </table:table-cell>
          <table:table-cell table:style-name="TableCell36">
            <text:p text:style-name="P37"><text:span text:style-name="T38">Cela permet de définir le débit de données en bits par seconde pour la transmission de données en série. Il explique plusieurs débits possibles (</text:span><text:span text:style-name="T39">300, 600, 1200, 2400,<text:s/></text:span><text:span text:style-name="T40">4800, 9600, 14 400, 19200, 28800, 38400, 57600 ou 115200).</text:span></text:p>
          </table:table-cell>
        </table:table-row>
        <table:table-row table:style-name="TableRow41">
          <table:table-cell table:style-name="TableCell42">
            <text:p text:style-name="P43">void loop()</text:p>
          </table:table-cell>
          <table:table-cell table:style-name="TableCell44">
            <text:p text:style-name="P45">Après avoir créé une fonction setup (), la fonction loop() fait exactement ce que son nom suggère et effectue une boucle consécutive, permettant ainsi à votre programme de<text:s/>changer et de transmettre des informations. Son utilisation permet de contrôler activement la carte Arduino.</text:p>
          </table:table-cell>
        </table:table-row>
        <table:table-row table:style-name="TableRow46">
          <table:table-cell table:style-name="TableCell47">
            <text:p text:style-name="P48">analgoRead()</text:p>
          </table:table-cell>
          <table:table-cell table:style-name="TableCell49">
            <text:p text:style-name="P50">Cela lit la valeur de la branche analogique spécifique. La carte Arduino contient un convertisseur analogique numérique de 6 canaux à<text:s/>10bits. Cela signifie qu’il dressera la carte de tensions d'entrée entre 0 et 5 volts dans des valeurs d'entier entre 0 et 1023. La gamme de saisie et la résolution peuvent être changés utilisant analogReference (). De plus, il prend environ 100 micro-secondes (0.0001 s) pour lire une entrée analogique.</text:p>
          </table:table-cell>
        </table:table-row>
        <table:table-row table:style-name="TableRow51">
          <table:table-cell table:style-name="TableCell52">
            <text:p text:style-name="P53">millis</text:p>
          </table:table-cell>
          <table:table-cell table:style-name="TableCell54">
            <text:p text:style-name="P55"><text:span text:style-name="T56">Renvoie le nombre de<text:s/></text:span><text:span text:style-name="T57">millisecondes depuis que la carte Arduino a commencé à exécuter le programme actuel. </text:span></text:p>
          </table:table-cell>
        </table:table-row>
        <table:table-row table:style-name="TableRow58">
          <table:table-cell table:style-name="TableCell59">
            <text:p text:style-name="P60">Serial.println()</text:p>
          </table:table-cell>
          <table:table-cell table:style-name="TableCell61">
            <text:p text:style-name="P62">Ecrit les données sur le port série en tant que texte ASCII<text:s/>lisible par un humain suivi d’un caractère de retour chariot et de caractère de nouvelle ligne.</text:p>
          </table:table-cell>
        </table:table-row>
      </table:table>
      <text:p text:style-name="Normal"><text:span text:style-name="T63">Le but du module 1 est de reproduire ou de compléter un montage électrique, un cardiofréquencemètres, <text:s/>pour pouvoir détecter les battements du cœur d’un sujet<text:s/></text:span><text:span text:style-name="T64">grâce à un<text:s/></text:span><text:soft-page-break/><text:span text:style-name="T65">phototransistor sensible au infrarouge et une led infrarouge avec la technologie de photo pléthysmographi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SPIDE PAUL</meta:initial-creator>
    <dc:creator>ROSPIDE PAUL</dc:creator>
    <meta:creation-date>2018-11-15T19:05:00Z</meta:creation-date>
    <dc:date>2018-11-16T14:26:00Z</dc:date>
    <meta:template xlink:href="Normal" xlink:type="simple"/>
    <meta:editing-cycles>8</meta:editing-cycles>
    <meta:editing-duration>PT3120S</meta:editing-duration>
    <meta:document-statistic meta:page-count="2" meta:paragraph-count="4" meta:word-count="326" meta:character-count="2119" meta:row-count="14" meta:non-whitespace-character-count="1797"/>
  </office:meta>
</office:document-meta>
</file>